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3E0000009F5F812BA6E73D124E.png" manifest:media-type="image/png"/>
  <manifest:file-entry manifest:full-path="Pictures/1000000000000087000000878BE1D7B2DFED333F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fill-color="#eeeeee" draw:textarea-horizontal-align="justify" draw:textarea-vertical-align="middle" draw:auto-grow-height="false" fo:min-height="6.243cm" fo:min-width="24.298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4.918cm" fo:min-width="15.179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4.332cm" fo:min-width="24.29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76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2.816cm" fo:min-width="24.29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58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184cm" fo:min-width="4.675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895cm" fo:min-width="1.004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895cm" fo:min-width="1.003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895cm" fo:min-width="2.331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.184cm" fo:min-width="2.183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894cm" fo:min-width="2.331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3.095cm" fo:min-width="16.503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.156cm" fo:min-width="6.417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2.164cm" fo:min-width="9.461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.892cm" fo:min-width="3.951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1.184cm" fo:min-width="1.74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892cm" fo:min-width="2.331cm"/>
    </style:style>
    <style:style style:name="gr22" style:family="graphic" style:parent-style-name="standard">
      <style:graphic-properties draw:textarea-vertical-align="middle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1.246cm" fo:min-width="16.41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6.306cm" fo:min-width="15.678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5.338cm" fo:min-width="1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16cm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0.966cm" fo:min-width="4.14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8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966cm" fo:min-width="4.02cm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0.966cm" fo:min-width="2.548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0.966cm" fo:min-width="2.322cm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6.306cm" fo:min-width="8.644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1.328cm" fo:min-width="2.548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915cm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4.02cm" fo:min-width="5.342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842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553cm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1.451cm" fo:min-width="1.454cm"/>
    </style:style>
    <style:style style:name="gr46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pr1" style:family="presentation" style:parent-style-name="Default-title">
      <style:graphic-properties draw:fill="solid" draw:fill-color="#dddddd" draw:gradient-step-count="0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fill="solid" draw:fill-color="#dddddd" fo:min-height="3.506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fo:min-height="2.21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 draw:gradient-step-count="0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dddddd"/>
    </style:style>
    <style:style style:name="P5" style:family="paragraph">
      <loext:graphic-properties draw:fill="none" draw:fill-color="#eeeeee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</style:style>
    <style:style style:name="P13" style:family="paragraph">
      <style:paragraph-properties fo:margin-left="1.245cm" fo:margin-right="0cm" fo:text-indent="0cm"/>
    </style:style>
    <style:style style:name="P14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Source Han Sans CN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27cm" svg:height="3.506cm" svg:x="1.4cm" svg:y="0.837cm" presentation:class="title" presentation:user-transformed="true">
          <draw:text-box>
            <text:p text:style-name="P1"><text:tab/>Agend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bout us</text:p>
              </text:list-item>
              <text:list-item>
                <text:p>Why para-virtualize RDMA</text:p>
              </text:list-item>
              <text:list-item>
                <text:p>Project overview</text:p>
              </text:list-item>
              <text:list-item>
                <text:p>Open issues</text:p>
              </text:list-item>
              <text:list-item>
                <text:p>Future pla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About u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arcel from KVM team in Redhat</text:p>
              </text:list-item>
              <text:list-item>
                <text:p>Yuval from Networking/RDMA team in Oracle</text:p>
              </text:list-item>
              <text:list-item>
                <text:p>This is a shared-effort open source project to implement a paravirt RDMA device.</text:p>
                <text:list>
                  <text:list-item>
                    <text:p>We implement VMware’s pvrdma device on QEMU since it save us time (guest drivers and lib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Why <text:s/>para-virtualize RDMA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ke Guests device-agnostic while leveraging hw capabilities</text:p>
              </text:list-item>
              <text:list-item>
                <text:p>SRIOV becomes optional (by using multiple GIDs) </text:p>
              </text:list-item>
              <text:list-item>
                <text:p>Migration support</text:p>
              </text:list-item>
              <text:list-item>
                <text:p>Memory overcommit (without hw support)</text:p>
              </text:list-item>
              <text:list-item>
                <text:p>Fast build of testing clus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54cm" svg:y="13.208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0">
        <office:forms form:automatic-focus="false" form:apply-design-mode="false"/>
        <draw:frame presentation:style-name="pr6" draw:layer="layout" svg:width="25.199cm" svg:height="2.211cm" svg:x="1.4cm" svg:y="0.837cm" presentation:class="title" presentation:user-transformed="true">
          <draw:text-box>
            <text:p>Overview</text:p>
          </draw:text-box>
        </draw:frame>
        <draw:g>
          <draw:custom-shape draw:style-name="gr2" draw:text-style-name="P5" draw:layer="layout" svg:width="24.798cm" svg:height="6.493cm" svg:x="1.71cm" svg:y="3.1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5.679cm" svg:height="5.168cm" svg:x="10.582cm" svg:y="3.76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4.798cm" svg:height="4.582cm" svg:x="1.71cm" svg:y="11.32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7" draw:layer="layout" svg:width="2.464cm" svg:height="1.927cm" svg:x="2.062cm" svg:y="3.488cm">
            <draw:text-box>
              <text:p>QEMU</text:p>
            </draw:text-box>
          </draw:frame>
          <draw:frame draw:style-name="gr6" draw:text-style-name="P7" draw:layer="layout" svg:width="2.464cm" svg:height="1.109cm" svg:x="10.89cm" svg:y="4.054cm">
            <draw:text-box>
              <text:p>VM</text:p>
            </draw:text-box>
          </draw:frame>
          <draw:frame draw:style-name="gr7" draw:text-style-name="P7" draw:layer="layout" svg:width="2.463cm" svg:height="1.926cm" svg:x="2.159cm" svg:y="11.671cm">
            <draw:text-box>
              <text:p>Kernel</text:p>
            </draw:text-box>
          </draw:frame>
          <draw:custom-shape draw:style-name="gr8" draw:text-style-name="P6" draw:layer="layout" svg:width="24.798cm" svg:height="3.066cm" svg:x="1.71cm" svg:y="16.1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7" draw:layer="layout" svg:width="2.463cm" svg:height="1.108cm" svg:x="2.159cm" svg:y="16.468cm">
            <draw:text-box>
              <text:p>HW</text:p>
            </draw:text-box>
          </draw:frame>
          <draw:custom-shape draw:style-name="gr10" draw:text-style-name="P6" xml:id="id13" draw:id="id13" draw:layer="layout" svg:width="5.175cm" svg:height="1.434cm" svg:x="4.902cm" svg:y="16.7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4.437cm" svg:height="1.926cm" svg:x="5.394cm" svg:y="17.03cm">
            <draw:text-box>
              <text:p>RoCE device</text:p>
            </draw:text-box>
          </draw:frame>
          <draw:custom-shape draw:style-name="gr11" draw:text-style-name="P6" draw:layer="layout" svg:width="1.504cm" svg:height="1.145cm" svg:x="3.058cm" svg:y="14.34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7" draw:layer="layout" svg:width="1.503cm" svg:height="1.927cm" svg:x="3.261cm" svg:y="14.491cm">
            <draw:text-box>
              <text:p>PF</text:p>
            </draw:text-box>
          </draw:frame>
          <draw:custom-shape draw:style-name="gr12" draw:text-style-name="P6" draw:layer="layout" svg:width="1.503cm" svg:height="1.145cm" svg:x="7.716cm" svg:y="14.34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7" draw:layer="layout" svg:width="1.504cm" svg:height="1.927cm" svg:x="7.917cm" svg:y="14.491cm">
            <draw:text-box>
              <text:p>VF</text:p>
            </draw:text-box>
          </draw:frame>
          <draw:custom-shape draw:style-name="gr11" draw:text-style-name="P6" draw:layer="layout" svg:width="1.504cm" svg:height="1.145cm" svg:x="9.461cm" svg:y="14.34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7" draw:layer="layout" svg:width="1.505cm" svg:height="1.927cm" svg:x="9.663cm" svg:y="14.491cm">
            <draw:text-box>
              <text:p>VF</text:p>
            </draw:text-box>
          </draw:frame>
          <draw:custom-shape draw:style-name="gr12" draw:text-style-name="P6" draw:layer="layout" svg:width="1.503cm" svg:height="1.145cm" svg:x="11.402cm" svg:y="14.34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7" draw:layer="layout" svg:width="1.503cm" svg:height="1.927cm" svg:x="11.604cm" svg:y="14.491cm">
            <draw:text-box>
              <text:p>VF</text:p>
            </draw:text-box>
          </draw:frame>
          <draw:custom-shape draw:style-name="gr13" draw:text-style-name="P6" xml:id="id6" draw:id="id6" draw:layer="layout" svg:width="2.831cm" svg:height="1.145cm" svg:x="19.94cm" svg:y="14.34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7" draw:layer="layout" svg:width="2.63cm" svg:height="1.927cm" svg:x="20.04cm" svg:y="14.491cm">
            <draw:text-box>
              <text:p>netdev</text:p>
            </draw:text-box>
          </draw:frame>
          <draw:custom-shape draw:style-name="gr14" draw:text-style-name="P6" xml:id="id7" draw:id="id7" draw:layer="layout" svg:width="2.683cm" svg:height="1.434cm" svg:x="20.014cm" svg:y="16.7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1.943cm" svg:height="1.926cm" svg:x="20.384cm" svg:y="17.03cm">
            <draw:text-box>
              <text:p>ETH</text:p>
            </draw:text-box>
          </draw:frame>
          <draw:custom-shape draw:style-name="gr15" draw:text-style-name="P6" xml:id="id5" draw:id="id5" draw:layer="layout" svg:width="2.831cm" svg:height="1.144cm" svg:x="16.254cm" svg:y="12.93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7" draw:layer="layout" svg:width="1.527cm" svg:height="1.927cm" svg:x="16.905cm" svg:y="13.079cm">
            <draw:text-box>
              <text:p>rxe</text:p>
            </draw:text-box>
          </draw:frame>
          <draw:custom-shape draw:style-name="gr16" draw:text-style-name="P6" xml:id="id12" draw:id="id12" draw:layer="layout" svg:width="17.003cm" svg:height="3.345cm" svg:x="2.358cm" svg:y="12.37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7" draw:layer="layout" svg:width="3.107cm" svg:height="1.927cm" svg:x="10.44cm" svg:y="12.516cm">
            <draw:text-box>
              <text:p>Ib device</text:p>
            </draw:text-box>
          </draw:frame>
          <draw:custom-shape draw:style-name="gr17" draw:text-style-name="P6" xml:id="id2" draw:id="id2" draw:layer="layout" svg:width="6.917cm" svg:height="1.406cm" svg:x="2.678cm" svg:y="7.21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8" draw:layer="layout" svg:width="5.317cm" svg:height="1.926cm" svg:x="3.286cm" svg:y="7.531cm">
            <draw:text-box>
              <text:p><text:span text:style-name="T1">PVRDMA <text:s/>device</text:span></text:p>
            </draw:text-box>
          </draw:frame>
          <draw:custom-shape draw:style-name="gr18" draw:text-style-name="P6" draw:layer="layout" svg:width="9.961cm" svg:height="2.414cm" svg:x="11.216cm" svg:y="6.304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7" draw:layer="layout" svg:width="5.236cm" svg:height="1.109cm" svg:x="11.507cm" svg:y="6.496cm">
            <draw:text-box>
              <text:p>PVRDMA driver</text:p>
            </draw:text-box>
          </draw:frame>
          <draw:custom-shape draw:style-name="gr19" draw:text-style-name="P6" draw:layer="layout" svg:width="4.451cm" svg:height="1.142cm" svg:x="11.798cm" svg:y="7.38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7" xml:id="id1" draw:id="id1" draw:layer="layout" svg:width="4.6cm" svg:height="1.926cm" svg:x="11.798cm" svg:y="7.437cm">
            <draw:text-box>
              <text:p>Func1: RoCE</text:p>
            </draw:text-box>
          </draw:frame>
          <draw:custom-shape draw:style-name="gr19" draw:text-style-name="P6" draw:layer="layout" svg:width="4.451cm" svg:height="1.142cm" svg:x="16.455cm" svg:y="7.387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7" draw:layer="layout" svg:width="4.601cm" svg:height="1.108cm" svg:x="16.552cm" svg:y="7.437cm">
            <draw:text-box>
              <text:p>Func0: ETH</text:p>
            </draw:text-box>
          </draw:frame>
          <draw:custom-shape draw:style-name="gr20" draw:text-style-name="P6" xml:id="id9" draw:id="id9" draw:layer="layout" svg:width="2.24cm" svg:height="1.434cm" svg:x="23.437cm" svg:y="16.7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1.943cm" svg:height="1.926cm" svg:x="23.586cm" svg:y="17.03cm">
            <draw:text-box>
              <text:p>ETH</text:p>
            </draw:text-box>
          </draw:frame>
          <draw:custom-shape draw:style-name="gr13" draw:text-style-name="P6" xml:id="id8" draw:id="id8" draw:layer="layout" svg:width="2.831cm" svg:height="1.145cm" svg:x="23.142cm" svg:y="14.25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7" xml:id="id4" draw:id="id4" draw:layer="layout" svg:width="2.628cm" svg:height="1.927cm" svg:x="23.243cm" svg:y="14.397cm">
            <draw:text-box>
              <text:p>netdev</text:p>
            </draw:text-box>
          </draw:frame>
          <draw:custom-shape draw:style-name="gr15" draw:text-style-name="P6" xml:id="id11" draw:id="id11" draw:layer="layout" svg:width="2.831cm" svg:height="1.144cm" svg:x="23.142cm" svg:y="9.926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8" xml:id="id3" draw:id="id3" draw:layer="layout" svg:width="1.671cm" svg:height="1.926cm" svg:x="23.721cm" svg:y="10.07cm">
            <draw:text-box>
              <text:p><text:span text:style-name="T1">TAP</text:span></text:p>
            </draw:text-box>
          </draw:frame>
          <draw:custom-shape draw:style-name="gr21" draw:text-style-name="P6" xml:id="id10" draw:id="id10" draw:layer="layout" svg:width="2.831cm" svg:height="1.142cm" svg:x="23.142cm" svg:y="7.387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7" draw:layer="layout" svg:width="2.329cm" svg:height="1.109cm" svg:x="23.392cm" svg:y="7.531cm">
            <draw:text-box>
              <text:p>ETH</text:p>
            </draw:text-box>
          </draw:frame>
          <draw:connector draw:style-name="gr22" draw:text-style-name="P1" draw:layer="layout" svg:x1="11.798cm" svg:y1="8.4cm" svg:x2="9.595cm" svg:y2="7.92cm" draw:start-shape="id1" draw:start-glue-point="3" draw:end-shape="id2" draw:end-glue-point="1" svg:d="M11798 8400h-1101v-480h-1102" svg:viewBox="0 0 2204 481">
            <text:p/>
          </draw:connector>
          <draw:connector draw:style-name="gr22" draw:text-style-name="P1" draw:layer="layout" svg:x1="24.556cm" svg:y1="11.996cm" svg:x2="24.557cm" svg:y2="14.397cm" draw:start-shape="id3" draw:start-glue-point="2" draw:end-shape="id4" svg:d="M24556 11996v1201h1v1200" svg:viewBox="0 0 2 2402">
            <text:p/>
          </draw:connector>
          <draw:connector draw:style-name="gr22" draw:text-style-name="P1" draw:layer="layout" svg:x1="19.085cm" svg:y1="13.507cm" svg:x2="21.355cm" svg:y2="14.345cm" draw:start-shape="id5" draw:start-glue-point="1" draw:end-shape="id6" draw:end-glue-point="0" svg:d="M19085 13507h2270v838" svg:viewBox="0 0 2271 839">
            <text:p/>
          </draw:connector>
          <draw:connector draw:style-name="gr22" draw:text-style-name="P1" draw:layer="layout" svg:x1="21.355cm" svg:y1="15.49cm" svg:x2="21.355cm" svg:y2="16.79cm" draw:start-shape="id6" draw:start-glue-point="2" draw:end-shape="id7" draw:end-glue-point="0" svg:d="M21355 15490v1300" svg:viewBox="0 0 1 1301">
            <text:p/>
          </draw:connector>
          <draw:connector draw:style-name="gr22" draw:text-style-name="P1" draw:layer="layout" svg:x1="24.557cm" svg:y1="15.396cm" svg:x2="24.557cm" svg:y2="16.79cm" draw:start-shape="id8" draw:start-glue-point="2" draw:end-shape="id9" draw:end-glue-point="0" svg:d="M24557 15396v1394" svg:viewBox="0 0 1 1395">
            <text:p/>
          </draw:connector>
          <draw:connector draw:style-name="gr22" draw:text-style-name="P1" draw:layer="layout" svg:x1="24.557cm" svg:y1="8.529cm" svg:x2="24.557cm" svg:y2="9.926cm" draw:start-shape="id10" draw:start-glue-point="2" draw:end-shape="id11" draw:end-glue-point="0" svg:d="M24557 8529v1397" svg:viewBox="0 0 1 1398">
            <text:p/>
          </draw:connector>
          <draw:connector draw:style-name="gr22" draw:text-style-name="P1" draw:layer="layout" svg:x1="6.136cm" svg:y1="8.623cm" svg:x2="10.859cm" svg:y2="12.37cm" draw:start-shape="id2" draw:start-glue-point="2" draw:end-shape="id12" svg:d="M6136 8623v1873h4723v1874" svg:viewBox="0 0 4724 3748">
            <text:p/>
          </draw:connector>
          <draw:connector draw:style-name="gr22" draw:text-style-name="P1" draw:layer="layout" svg:x1="10.859cm" svg:y1="15.715cm" svg:x2="7.489cm" svg:y2="16.79cm" draw:start-shape="id12" draw:end-shape="id13" svg:d="M10859 15715v537h-3370v538" svg:viewBox="0 0 3371 1076">
            <text:p/>
          </draw:connector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pected performance 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mparing: <text:s text:c="2"/></text:p>
                <text:list>
                  <text:list-item>
                    <text:p>Ethernet virtio NICs (state of the art para-virt)</text:p>
                  </text:list-item>
                  <text:list-item>
                    <text:p>PVRDMA RoCE with soft Roce backend</text:p>
                  </text:list-item>
                  <text:list-item>
                    <text:p>PVRDMA RoCE with Phys RDMA VF.</text:p>
                  </text:list-item>
                </text:list>
              </text:list-item>
              <text:list-item>
                <text:p>Looking for throughput of small/large packet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CI registers</text:p>
          </draw:text-box>
        </draw:frame>
        <draw:custom-shape draw:style-name="gr23" draw:text-style-name="P6" draw:layer="layout" svg:width="16.911cm" svg:height="1.496cm" svg:x="5.695cm" svg:y="6.874cm">
          <text:p/>
          <draw:enhanced-geometry svg:viewBox="0 0 21600 21600" draw:type="rectangle" draw:enhanced-path="M 0 0 L 21600 0 21600 21600 0 21600 0 0 Z N"/>
        </draw:custom-shape>
        <draw:frame draw:style-name="gr24" draw:text-style-name="P9" draw:layer="layout" svg:width="4.295cm" svg:height="0.962cm" svg:x="5.787cm" svg:y="5.908cm">
          <draw:text-box>
            <text:p><text:span text:style-name="T2">BAR 0: MSIX</text:span></text:p>
          </draw:text-box>
        </draw:frame>
        <draw:custom-shape draw:style-name="gr23" draw:text-style-name="P6" draw:layer="layout" svg:width="16.911cm" svg:height="1.496cm" svg:x="5.695cm" svg:y="10.075cm">
          <text:p/>
          <draw:enhanced-geometry svg:viewBox="0 0 21600 21600" draw:type="rectangle" draw:enhanced-path="M 0 0 L 21600 0 21600 21600 0 21600 0 0 Z N"/>
        </draw:custom-shape>
        <draw:frame draw:style-name="gr24" draw:text-style-name="P9" draw:layer="layout" svg:width="4.295cm" svg:height="0.962cm" svg:x="5.787cm" svg:y="9.109cm">
          <draw:text-box>
            <text:p><text:span text:style-name="T2">BAR 1: Regs</text:span></text:p>
          </draw:text-box>
        </draw:frame>
        <draw:custom-shape draw:style-name="gr23" draw:text-style-name="P6" draw:layer="layout" svg:width="16.911cm" svg:height="1.496cm" svg:x="5.695cm" svg:y="13.476cm">
          <text:p/>
          <draw:enhanced-geometry svg:viewBox="0 0 21600 21600" draw:type="rectangle" draw:enhanced-path="M 0 0 L 21600 0 21600 21600 0 21600 0 0 Z N"/>
        </draw:custom-shape>
        <draw:frame draw:style-name="gr24" draw:text-style-name="P9" draw:layer="layout" svg:width="4.295cm" svg:height="0.962cm" svg:x="5.687cm" svg:y="12.51cm">
          <draw:text-box>
            <text:p><text:span text:style-name="T2">BAR 2: UAR</text:span></text:p>
          </draw:text-box>
        </draw:frame>
        <draw:frame draw:style-name="gr25" draw:text-style-name="P9" draw:layer="layout" svg:width="19.304cm" svg:height="1.673cm" svg:x="6.096cm" svg:y="7.17cm">
          <draw:text-box>
            <text:p><text:span text:style-name="T2">Vec0: RING EVT | Vec1: Async EVT | Vec3: Cmd <text:s/>EVT</text:span></text:p>
          </draw:text-box>
        </draw:frame>
        <draw:frame draw:style-name="gr24" draw:text-style-name="P9" draw:layer="layout" svg:width="17.526cm" svg:height="0.962cm" svg:x="6.096cm" svg:y="10.36cm">
          <draw:text-box>
            <text:p><text:span text:style-name="T2">VERSION | <text:s/>DSR | CTL | REQ | ERR | <text:s/>ICR | IMR <text:s/>| MAC</text:span></text:p>
          </draw:text-box>
        </draw:frame>
        <draw:frame draw:style-name="gr24" draw:text-style-name="P9" draw:layer="layout" svg:width="17.526cm" svg:height="0.962cm" svg:x="5.796cm" svg:y="13.76cm">
          <draw:text-box>
            <text:p><text:span text:style-name="T2">QP_NUM <text:s/>| <text:s text:c="2"/>SEND|RECV <text:s text:c="3"/>|| <text:s/>CQ_NUM | <text:s text:c="2"/>ARM|POL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CI registers – BAR 1</text:p>
          </draw:text-box>
        </draw:frame>
        <draw:custom-shape draw:style-name="gr23" draw:text-style-name="P6" draw:layer="layout" svg:width="16.911cm" svg:height="1.496cm" svg:x="2.595cm" svg:y="5.375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4.295cm" svg:height="0.962cm" svg:x="2.687cm" svg:y="4.409cm">
          <draw:text-box>
            <text:p>BAR 1: Regs</text:p>
          </draw:text-box>
        </draw:frame>
        <draw:frame draw:style-name="gr24" draw:text-style-name="P7" draw:layer="layout" svg:width="17.526cm" svg:height="0.962cm" svg:x="2.996cm" svg:y="5.66cm">
          <draw:text-box>
            <text:p>VERSION | <text:s/>DSR | CTL | REQ | ERR | <text:s/>ICR | IMR <text:s/>| MAC</text:p>
          </draw:text-box>
        </draw:frame>
        <draw:frame draw:style-name="gr26" draw:text-style-name="P12" draw:layer="layout" svg:width="21.59cm" svg:height="11.627cm" svg:x="2.54cm" svg:y="7.62cm">
          <draw:text-box>
            <text:list text:style-name="L3">
              <text:list-item>
                <text:p text:style-name="P11">Version</text:p>
              </text:list-item>
              <text:list-item>
                <text:p text:style-name="P11">DSR: Device Shared Region (command channel)</text:p>
                <text:list>
                  <text:list-item>
                    <text:p text:style-name="P11">CMD slot address</text:p>
                  </text:list-item>
                  <text:list-item>
                    <text:p text:style-name="P11">RESPONSE slot address</text:p>
                  </text:list-item>
                  <text:list-item>
                    <text:p text:style-name="P11">Device CQ ring</text:p>
                  </text:list-item>
                </text:list>
              </text:list-item>
              <text:list-item>
                <text:p text:style-name="P11">CTL</text:p>
                <text:list>
                  <text:list-item>
                    <text:p text:style-name="P11">Activate device</text:p>
                  </text:list-item>
                  <text:list-item>
                    <text:p text:style-name="P11">Quiesce</text:p>
                  </text:list-item>
                  <text:list-item>
                    <text:p text:style-name="P11">Reset</text:p>
                  </text:list-item>
                </text:list>
              </text:list-item>
              <text:list-item>
                <text:p text:style-name="P11">REQ</text:p>
                <text:list>
                  <text:list-item>
                    <text:p text:style-name="P11">Execute command at CMD slot</text:p>
                  </text:list-item>
                  <text:list-item>
                    <text:p text:style-name="P11">The result will be stored in RESPONSE slot</text:p>
                  </text:list-item>
                </text:list>
              </text:list-item>
              <text:list-item>
                <text:p text:style-name="P11">ERR</text:p>
                <text:list>
                  <text:list-item>
                    <text:p text:style-name="P11">Error details</text:p>
                  </text:list-item>
                </text:list>
              </text:list-item>
              <text:list-item>
                <text:p text:style-name="P11">IMR</text:p>
                <text:list>
                  <text:list-item>
                    <text:p text:style-name="P11">Interrupt mas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CI registers – BAR 2</text:p>
          </draw:text-box>
        </draw:frame>
        <draw:custom-shape draw:style-name="gr23" draw:text-style-name="P6" draw:layer="layout" svg:width="16.911cm" svg:height="1.496cm" svg:x="2.695cm" svg:y="5.876cm">
          <text:p/>
          <draw:enhanced-geometry svg:viewBox="0 0 21600 21600" draw:type="rectangle" draw:enhanced-path="M 0 0 L 21600 0 21600 21600 0 21600 0 0 Z N"/>
        </draw:custom-shape>
        <draw:frame draw:style-name="gr24" draw:text-style-name="P9" draw:layer="layout" svg:width="4.295cm" svg:height="0.962cm" svg:x="2.687cm" svg:y="4.91cm">
          <draw:text-box>
            <text:p><text:span text:style-name="T2">BAR 2: UAR</text:span></text:p>
          </draw:text-box>
        </draw:frame>
        <draw:frame draw:style-name="gr24" draw:text-style-name="P9" draw:layer="layout" svg:width="17.526cm" svg:height="0.962cm" svg:x="2.796cm" svg:y="6.16cm">
          <draw:text-box>
            <text:p><text:span text:style-name="T2">QP_NUM <text:s/>| <text:s text:c="2"/>SEND|RECV <text:s text:c="3"/>|| <text:s/>CQ_NUM | <text:s text:c="2"/>ARM|POLL</text:span></text:p>
          </draw:text-box>
        </draw:frame>
        <draw:frame draw:style-name="gr27" draw:text-style-name="P7" draw:layer="layout" svg:width="21.59cm" svg:height="8.783cm" svg:x="2.54cm" svg:y="7.62cm">
          <draw:text-box>
            <text:list text:style-name="L1">
              <text:list-header>
                <text:p/>
              </text:list-header>
            </text:list>
            <text:list text:style-name="L3">
              <text:list-item>
                <text:p>QP operations</text:p>
                <text:p>- Guest driver writes to QP offset (0) QP num and op mask</text:p>
                <text:p>- The write operation ends after the operation is sent to</text:p>
                <text:p><text:s text:c="3"/>the backend device</text:p>
                <text:p/>
              </text:list-item>
              <text:list-item>
                <text:p>CQ operations</text:p>
                <text:p>- Guest driver writes to CQ offset (4) CQ num and op mask</text:p>
                <text:p>- The write operation ends after the command is sent to</text:p>
                <text:p><text:s text:c="2"/>the backend device</text:p>
                <text:p/>
              </text:list-item>
              <text:list-item>
                <text:p>Only one command at a 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2" draw:layer="layout" svg:width="25.199cm" svg:height="6.262cm" svg:x="1.4cm" svg:y="4.914cm" presentation:class="outline" presentation:user-transformed="true">
          <draw:text-box>
            <text:list text:style-name="L2">
              <text:list-item>
                <text:p><text:span text:style-name="T3">All resources are “virtualized” (1-1 mapping with backend dev)</text:span></text:p>
                <text:list>
                  <text:list-item>
                    <text:p><text:span text:style-name="T4">PDs, QPs, CQs,…</text:span></text:p>
                  </text:list-item>
                </text:list>
              </text:list-item>
              <text:list-item>
                <text:p><text:span text:style-name="T3">The pvrdma device shares the resources memory allocated by the guest driver by means of a “shared page directory”</text:span></text:p>
                <text:p/>
              </text:list-item>
            </text:list>
          </draw:text-box>
        </draw:frame>
        <draw:frame presentation:style-name="pr5" draw:layer="layout" svg:width="25.199cm" svg:height="3.506cm" svg:x="1.4cm" svg:y="0.837cm" presentation:class="title" presentation:user-transformed="true">
          <draw:text-box>
            <text:p>Resource manager</text:p>
          </draw:text-box>
        </draw:frame>
        <draw:custom-shape draw:style-name="gr28" draw:text-style-name="P6" draw:layer="layout" svg:width="16.178cm" svg:height="6.556cm" svg:x="11.054cm" svg:y="10.902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54cm" svg:height="0.962cm" svg:x="11.484cm" svg:y="9.838cm">
          <draw:text-box>
            <text:p>VM</text:p>
          </draw:text-box>
        </draw:frame>
        <draw:custom-shape draw:style-name="gr29" draw:text-style-name="P6" draw:layer="layout" svg:width="12.5cm" svg:height="5.588cm" svg:x="11.43cm" svg:y="11.362cm">
          <text:p/>
          <draw:enhanced-geometry svg:viewBox="0 0 21600 21600" draw:type="rectangle" draw:enhanced-path="M 0 0 L 21600 0 21600 21600 0 21600 0 0 Z N"/>
        </draw:custom-shape>
        <draw:frame draw:style-name="gr30" draw:text-style-name="P7" draw:layer="layout" svg:width="5.396cm" svg:height="1.066cm" svg:x="11.908cm" svg:y="11.542cm">
          <draw:text-box>
            <text:p>Memory</text:p>
          </draw:text-box>
        </draw:frame>
        <draw:frame draw:style-name="gr24" draw:text-style-name="P7" draw:layer="layout" svg:width="1.616cm" svg:height="0.962cm" svg:x="13.108cm" svg:y="12.694cm">
          <draw:text-box>
            <text:p>QP</text:p>
          </draw:text-box>
        </draw:frame>
        <draw:custom-shape draw:style-name="gr31" draw:text-style-name="P6" draw:layer="layout" svg:width="4.64cm" svg:height="1.216cm" svg:x="13.14cm" svg:y="14.91cm">
          <text:p/>
          <draw:enhanced-geometry svg:viewBox="0 0 21600 21600" draw:type="rectangle" draw:enhanced-path="M 0 0 L 21600 0 21600 21600 0 21600 0 0 Z N"/>
        </draw:custom-shape>
        <draw:frame draw:style-name="gr32" draw:text-style-name="P7" draw:layer="layout" svg:width="1.868cm" svg:height="1.008cm" svg:x="11.594cm" svg:y="15.01cm">
          <draw:text-box>
            <text:p>Rcv</text:p>
          </draw:text-box>
        </draw:frame>
        <draw:custom-shape draw:style-name="gr33" draw:text-style-name="P6" draw:layer="layout" svg:width="4.52cm" svg:height="1.216cm" svg:x="13.14cm" svg:y="13.58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3.048cm" svg:height="1.216cm" svg:x="20.374cm" svg:y="11.67cm">
          <text:p/>
          <draw:enhanced-geometry svg:viewBox="0 0 21600 21600" draw:type="rectangle" draw:enhanced-path="M 0 0 L 21600 0 21600 21600 0 21600 0 0 Z N"/>
        </draw:custom-shape>
        <draw:frame draw:style-name="gr35" draw:text-style-name="P7" draw:layer="layout" svg:width="1.616cm" svg:height="1.016cm" svg:x="19.012cm" svg:y="11.616cm">
          <draw:text-box>
            <text:p>CQ</text:p>
          </draw:text-box>
        </draw:frame>
        <draw:custom-shape draw:style-name="gr36" draw:text-style-name="P6" draw:layer="layout" svg:width="2.822cm" svg:height="1.216cm" svg:x="24.156cm" svg:y="12.886cm">
          <text:p/>
          <draw:enhanced-geometry svg:viewBox="0 0 21600 21600" draw:type="rectangle" draw:enhanced-path="M 0 0 L 21600 0 21600 21600 0 21600 0 0 Z N"/>
        </draw:custom-shape>
        <draw:frame draw:style-name="gr32" draw:text-style-name="P7" draw:layer="layout" svg:width="2.424cm" svg:height="1.008cm" svg:x="24.438cm" svg:y="13.094cm">
          <draw:text-box>
            <text:p>Driver</text:p>
          </draw:text-box>
        </draw:frame>
        <draw:custom-shape draw:style-name="gr37" draw:text-style-name="P6" draw:layer="layout" svg:width="9.144cm" svg:height="6.556cm" svg:x="1.324cm" svg:y="10.854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54cm" svg:height="0.962cm" svg:x="1.832cm" svg:y="9.838cm">
          <draw:text-box>
            <text:p>Host</text:p>
          </draw:text-box>
        </draw:frame>
        <draw:custom-shape draw:style-name="gr38" draw:text-style-name="P6" draw:layer="layout" svg:width="3.048cm" svg:height="1.578cm" svg:x="18.474cm" svg:y="15.056cm">
          <text:p/>
          <draw:enhanced-geometry svg:viewBox="0 0 21600 21600" draw:type="rectangle" draw:enhanced-path="M 0 0 L 21600 0 21600 21600 0 21600 0 0 Z N"/>
        </draw:custom-shape>
        <draw:frame draw:style-name="gr39" draw:text-style-name="P7" draw:layer="layout" svg:width="3.302cm" svg:height="2.165cm" svg:x="18.52cm" svg:y="14.956cm">
          <draw:text-box>
            <text:p>QP Page directory</text:p>
          </draw:text-box>
        </draw:frame>
        <draw:line draw:style-name="gr40" draw:text-style-name="P6" draw:layer="layout" svg:x1="18.474cm" svg:y1="16.38cm" svg:x2="13.394cm" svg:y2="16.38cm">
          <text:p/>
        </draw:line>
        <draw:line draw:style-name="gr40" draw:text-style-name="P6" draw:layer="layout" svg:x1="13.848cm" svg:y1="15.01cm" svg:x2="13.848cm" svg:y2="16.026cm">
          <text:p/>
        </draw:line>
        <draw:line draw:style-name="gr40" draw:text-style-name="P6" draw:layer="layout" svg:x1="14.548cm" svg:y1="15.01cm" svg:x2="14.548cm" svg:y2="16.026cm">
          <text:p/>
        </draw:line>
        <draw:line draw:style-name="gr40" draw:text-style-name="P6" draw:layer="layout" svg:x1="15.248cm" svg:y1="15.01cm" svg:x2="15.248cm" svg:y2="16.026cm">
          <text:p/>
        </draw:line>
        <draw:line draw:style-name="gr40" draw:text-style-name="P6" draw:layer="layout" svg:x1="15.948cm" svg:y1="15.01cm" svg:x2="15.948cm" svg:y2="16.026cm">
          <text:p/>
        </draw:line>
        <draw:line draw:style-name="gr40" draw:text-style-name="P6" draw:layer="layout" svg:x1="16.848cm" svg:y1="15.01cm" svg:x2="16.848cm" svg:y2="16.026cm">
          <text:p/>
        </draw:line>
        <draw:line draw:style-name="gr40" draw:text-style-name="P6" draw:layer="layout" svg:x1="13.394cm" svg:y1="16.38cm" svg:x2="13.394cm" svg:y2="16.026cm">
          <text:p/>
        </draw:line>
        <draw:line draw:style-name="gr40" draw:text-style-name="P6" draw:layer="layout" svg:x1="14.194cm" svg:y1="16.38cm" svg:x2="14.194cm" svg:y2="16.026cm">
          <text:p/>
        </draw:line>
        <draw:line draw:style-name="gr40" draw:text-style-name="P6" draw:layer="layout" svg:x1="14.794cm" svg:y1="16.38cm" svg:x2="14.794cm" svg:y2="16.026cm">
          <text:p/>
        </draw:line>
        <draw:line draw:style-name="gr40" draw:text-style-name="P6" draw:layer="layout" svg:x1="15.594cm" svg:y1="16.38cm" svg:x2="15.594cm" svg:y2="16.026cm">
          <text:p/>
        </draw:line>
        <draw:line draw:style-name="gr40" draw:text-style-name="P6" draw:layer="layout" svg:x1="16.294cm" svg:y1="16.38cm" svg:x2="16.294cm" svg:y2="16.026cm">
          <text:p/>
        </draw:line>
        <draw:line draw:style-name="gr40" draw:text-style-name="P6" draw:layer="layout" svg:x1="17.194cm" svg:y1="16.38cm" svg:x2="17.194cm" svg:y2="16.026cm">
          <text:p/>
        </draw:line>
        <draw:line draw:style-name="gr40" draw:text-style-name="P6" draw:layer="layout" svg:x1="13.394cm" svg:y1="16.38cm" svg:x2="13.394cm" svg:y2="16.026cm">
          <text:p/>
        </draw:line>
        <draw:custom-shape draw:style-name="gr38" draw:text-style-name="P6" draw:layer="layout" svg:width="3.048cm" svg:height="1.578cm" svg:x="18.474cm" svg:y="13.156cm">
          <text:p/>
          <draw:enhanced-geometry svg:viewBox="0 0 21600 21600" draw:type="rectangle" draw:enhanced-path="M 0 0 L 21600 0 21600 21600 0 21600 0 0 Z N"/>
        </draw:custom-shape>
        <draw:frame draw:style-name="gr39" draw:text-style-name="P7" draw:layer="layout" svg:width="3.302cm" svg:height="2.165cm" svg:x="18.52cm" svg:y="13.257cm">
          <draw:text-box>
            <text:p>CQ Page directory</text:p>
          </draw:text-box>
        </draw:frame>
        <draw:line draw:style-name="gr40" draw:text-style-name="P6" draw:layer="layout" svg:x1="21.048cm" svg:y1="11.81cm" svg:x2="21.048cm" svg:y2="12.826cm">
          <text:p/>
        </draw:line>
        <draw:line draw:style-name="gr40" draw:text-style-name="P6" draw:layer="layout" svg:x1="21.748cm" svg:y1="11.81cm" svg:x2="21.748cm" svg:y2="12.826cm">
          <text:p/>
        </draw:line>
        <draw:line draw:style-name="gr40" draw:text-style-name="P6" draw:layer="layout" svg:x1="22.548cm" svg:y1="11.81cm" svg:x2="22.548cm" svg:y2="12.826cm">
          <text:p/>
        </draw:line>
        <draw:line draw:style-name="gr40" draw:text-style-name="P6" draw:layer="layout" svg:x1="21.522cm" svg:y1="13.902cm" svg:x2="22.152cm" svg:y2="13.902cm">
          <text:p/>
        </draw:line>
        <draw:line draw:style-name="gr40" draw:text-style-name="P6" draw:layer="layout" svg:x1="22.152cm" svg:y1="13.902cm" svg:x2="22.152cm" svg:y2="12.886cm">
          <text:p/>
        </draw:line>
        <draw:line draw:style-name="gr41" draw:text-style-name="P6" draw:layer="layout" svg:x1="24.692cm" svg:y1="14.102cm" svg:x2="21.522cm" svg:y2="14.41cm">
          <text:p/>
        </draw:line>
        <draw:line draw:style-name="gr41" draw:text-style-name="P6" draw:layer="layout" svg:x1="24.692cm" svg:y1="14.102cm" svg:x2="21.522cm" svg:y2="15.68cm">
          <text:p/>
        </draw:line>
        <draw:custom-shape draw:style-name="gr42" draw:text-style-name="P6" draw:layer="layout" svg:width="5.842cm" svg:height="4.27cm" svg:x="4.118cm" svg:y="12.172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54cm" svg:height="0.962cm" svg:x="4.88cm" svg:y="11.108cm">
          <draw:text-box>
            <text:p>QEMU</text:p>
          </draw:text-box>
        </draw:frame>
        <draw:line draw:style-name="gr40" draw:text-style-name="P6" draw:layer="layout" svg:x1="25.708cm" svg:y1="14.102cm" svg:x2="25.708cm" svg:y2="17.966cm">
          <text:p/>
        </draw:line>
        <draw:line draw:style-name="gr40" draw:text-style-name="P6" draw:layer="layout" svg:x1="25.708cm" svg:y1="17.966cm" svg:x2="7.166cm" svg:y2="17.966cm">
          <text:p/>
        </draw:line>
        <draw:line draw:style-name="gr40" draw:text-style-name="P6" draw:layer="layout" svg:x1="7.166cm" svg:y1="17.966cm" svg:x2="7.166cm" svg:y2="16.442cm">
          <text:p/>
        </draw:line>
        <draw:frame draw:style-name="gr43" draw:text-style-name="P7" draw:layer="layout" svg:width="15.748cm" svg:height="1.092cm" svg:x="9.452cm" svg:y="17.808cm">
          <draw:text-box>
            <text:p>CMD Channel (DSR) / Info passed in Create QP/CQ </text:p>
          </draw:text-box>
        </draw:frame>
        <draw:custom-shape draw:style-name="gr38" draw:text-style-name="P6" draw:layer="layout" svg:width="3.048cm" svg:height="1.578cm" svg:x="6.174cm" svg:y="14.65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3.048cm" svg:height="1.578cm" svg:x="6.174cm" svg:y="12.756cm">
          <text:p/>
          <draw:enhanced-geometry svg:viewBox="0 0 21600 21600" draw:type="rectangle" draw:enhanced-path="M 0 0 L 21600 0 21600 21600 0 21600 0 0 Z N"/>
        </draw:custom-shape>
        <draw:frame draw:style-name="gr39" draw:text-style-name="P7" draw:layer="layout" svg:width="3.302cm" svg:height="2.165cm" svg:x="6.22cm" svg:y="12.857cm">
          <draw:text-box>
            <text:p>CQ Page directory</text:p>
          </draw:text-box>
        </draw:frame>
        <draw:frame draw:style-name="gr39" draw:text-style-name="P7" draw:layer="layout" svg:width="3.302cm" svg:height="2.165cm" svg:x="6.22cm" svg:y="14.657cm">
          <draw:text-box>
            <text:p>QP Page directory</text:p>
          </draw:text-box>
        </draw:frame>
        <draw:frame draw:style-name="gr24" draw:text-style-name="P7" draw:layer="layout" svg:width="2.54cm" svg:height="0.962cm" svg:x="1.48cm" svg:y="11.108cm">
          <draw:text-box>
            <text:p>HW</text:p>
          </draw:text-box>
        </draw:frame>
        <draw:frame draw:style-name="gr25" draw:text-style-name="P7" draw:layer="layout" svg:width="1.616cm" svg:height="1.673cm" svg:x="4.308cm" svg:y="14.494cm">
          <draw:text-box>
            <text:p>VirtQP</text:p>
          </draw:text-box>
        </draw:frame>
        <draw:frame draw:style-name="gr44" draw:text-style-name="P7" draw:layer="layout" svg:width="1.616cm" svg:height="1.803cm" svg:x="4.312cm" svg:y="12.686cm">
          <draw:text-box>
            <text:p>Virt CQ</text:p>
          </draw:text-box>
        </draw:frame>
        <draw:frame draw:style-name="gr44" draw:text-style-name="P7" draw:layer="layout" svg:width="1.616cm" svg:height="1.803cm" svg:x="1.812cm" svg:y="12.687cm">
          <draw:text-box>
            <text:p>HW CQ</text:p>
          </draw:text-box>
        </draw:frame>
        <draw:frame draw:style-name="gr44" draw:text-style-name="P7" draw:layer="layout" svg:width="1.616cm" svg:height="1.803cm" svg:x="1.812cm" svg:y="14.388cm">
          <draw:text-box>
            <text:p>HW QP</text:p>
          </draw:text-box>
        </draw:frame>
        <draw:custom-shape draw:style-name="gr45" draw:text-style-name="P6" draw:layer="layout" svg:width="1.954cm" svg:height="1.701cm" svg:x="1.656cm" svg:y="12.68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1.954cm" svg:height="1.701cm" svg:x="1.656cm" svg:y="14.487cm">
          <text:p/>
          <draw:enhanced-geometry svg:viewBox="0 0 21600 21600" draw:type="rectangle" draw:enhanced-path="M 0 0 L 21600 0 21600 21600 0 21600 0 0 Z N"/>
        </draw:custom-shape>
        <draw:line draw:style-name="gr41" draw:text-style-name="P6" draw:layer="layout" svg:x1="4.312cm" svg:y1="13.394cm" svg:x2="3.356cm" svg:y2="13.648cm">
          <text:p/>
        </draw:line>
        <draw:line draw:style-name="gr41" draw:text-style-name="P6" draw:layer="layout" svg:x1="5.642cm" svg:y1="13.394cm" svg:x2="6.404cm" svg:y2="13.648cm">
          <text:p/>
        </draw:line>
        <draw:line draw:style-name="gr41" draw:text-style-name="P6" draw:layer="layout" svg:x1="4.313cm" svg:y1="15.206cm" svg:x2="3.357cm" svg:y2="15.46cm">
          <text:p/>
        </draw:line>
        <draw:line draw:style-name="gr41" draw:text-style-name="P6" draw:layer="layout" svg:x1="5.642cm" svg:y1="15.279cm" svg:x2="6.404cm" svg:y2="15.533cm">
          <text:p/>
        </draw:line>
        <draw:frame draw:style-name="gr32" draw:text-style-name="P7" draw:layer="layout" svg:width="1.868cm" svg:height="1.008cm" svg:x="11.594cm" svg:y="13.71cm">
          <draw:text-box>
            <text:p>Sn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lows – Create CQ</text:p>
          </draw:text-box>
        </draw:frame>
        <draw:frame presentation:style-name="pr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Guest driver</text:p>
                <text:list>
                  <text:list-item>
                    <text:p>Allocates pages for CQ ring</text:p>
                  </text:list-item>
                  <text:list-item>
                    <text:p>Creates page directory to hold CQ ring's pages</text:p>
                  </text:list-item>
                  <text:list-item>
                    <text:p>Initializes CQ ring</text:p>
                  </text:list-item>
                  <text:list-item>
                    <text:p>Initializes 'Create CQ' command object (cqe, pdir etc)</text:p>
                  </text:list-item>
                  <text:list-item>
                    <text:p>Copies the command to 'command' address (DSR)</text:p>
                  </text:list-item>
                  <text:list-item>
                    <text:p>Writes 0 into REQ register</text:p>
                  </text:list-item>
                </text:list>
              </text:list-item>
              <text:list-item>
                <text:p>Device</text:p>
                <text:list>
                  <text:list-item>
                    <text:p>Reads request object from 'command' address</text:p>
                  </text:list-item>
                  <text:list-item>
                    <text:p>Allocates CQ object and initialize</text:p>
                    <text:list>
                      <text:list-item>
                        <text:p>CQ ring based on pdir</text:p>
                      </text:list-item>
                    </text:list>
                  </text:list-item>
                  <text:list-item>
                    <text:p>Creates backend(HW) CQ</text:p>
                  </text:list-item>
                  <text:list-item>
                    <text:p>Writes operation status to ERR register</text:p>
                  </text:list-item>
                  <text:list-item>
                    <text:p>Posts command-interrupt to guest</text:p>
                  </text:list-item>
                </text:list>
              </text:list-item>
              <text:list-item>
                <text:p>Guest driver</text:p>
                <text:list>
                  <text:list-item>
                    <text:p>Reads HW response code from ERR regist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lows – Create QP</text:p>
          </draw:text-box>
        </draw:frame>
        <draw:frame presentation:style-name="pr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Guest driver</text:p>
                <text:list>
                  <text:list-item>
                    <text:p>Allocates pages for send and receive rings</text:p>
                  </text:list-item>
                  <text:list-item>
                    <text:p>Creates page directory to hold the ring's pages</text:p>
                  </text:list-item>
                  <text:list-item>
                    <text:p>Initializes 'Create QP' command object (max_send_wr, send_cq_handle, recv_cq_handle, pdir etc)</text:p>
                  </text:list-item>
                  <text:list-item>
                    <text:p>Copies the object to 'command' address</text:p>
                  </text:list-item>
                  <text:list-item>
                    <text:p>Writes 0 into REQ register</text:p>
                  </text:list-item>
                </text:list>
              </text:list-item>
              <text:list-item>
                <text:p>Device</text:p>
                <text:list>
                  <text:list-item>
                    <text:p>Reads request object from 'command' address</text:p>
                  </text:list-item>
                  <text:list-item>
                    <text:p>Allocates QP object and initialize</text:p>
                    <text:list>
                      <text:list-item>
                        <text:p>Send and recv rings based on pdir</text:p>
                      </text:list-item>
                      <text:list-item>
                        <text:p>Send and recv ring state</text:p>
                      </text:list-item>
                    </text:list>
                  </text:list-item>
                  <text:list-item>
                    <text:p>Creates backend QP</text:p>
                  </text:list-item>
                  <text:list-item>
                    <text:p>Writes operation status to ERR register</text:p>
                  </text:list-item>
                  <text:list-item>
                    <text:p>Posts command-interrupt to guest</text:p>
                  </text:list-item>
                </text:list>
              </text:list-item>
              <text:list-item>
                <text:p>Guest driver</text:p>
                <text:list>
                  <text:list-item>
                    <text:p>Reads HW response code from ERR regist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lows – Post receiv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est driver</text:p>
                <text:list>
                  <text:list-item>
                    <text:p>Initializes a wqe and place it on recv ring</text:p>
                  </text:list-item>
                  <text:list-item>
                    <text:p>Writes to qpn|qp_recv_bit (31) to QP offset in UAR</text:p>
                  </text:list-item>
                </text:list>
              </text:list-item>
              <text:list-item>
                <text:p>Device</text:p>
                <text:list>
                  <text:list-item>
                    <text:p>Extracts qpn from UAR</text:p>
                  </text:list-item>
                  <text:list-item>
                    <text:p>Walks through the ring and do the following for each wqe</text:p>
                    <text:list>
                      <text:list-item>
                        <text:p>Prepares backend CQE context to be used when receiving completion from backend (wr_id, op_code, emu_cq_num)</text:p>
                      </text:list-item>
                      <text:list-item>
                        <text:p>For each sge prepares backend sge; maps the dma address to qemu virtual address</text:p>
                      </text:list-item>
                      <text:list-item>
                        <text:p>Calls backend's post_se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lows – Process comple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dedicated thread is used to process backend events</text:p>
              </text:list-item>
              <text:list-item>
                <text:p>At initialization it attach to device and create communication channel</text:p>
              </text:list-item>
              <text:list-item>
                <text:p>Thread main loop:</text:p>
                <text:list>
                  <text:list-item>
                    <text:p>Polls completion</text:p>
                  </text:list-item>
                  <text:list-item>
                    <text:p>Unmaps sge's virtual addresses</text:p>
                  </text:list-item>
                  <text:list-item>
                    <text:p>Extracts emu_cq_num, wr_id and op_code from context</text:p>
                  </text:list-item>
                  <text:list-item>
                    <text:p>Writes CQE to CQ ring</text:p>
                  </text:list-item>
                  <text:list-item>
                    <text:p>Writes CQ number to device CQ</text:p>
                  </text:list-item>
                  <text:list-item>
                    <text:p>Sends completion-interrupt to guest</text:p>
                  </text:list-item>
                  <text:list-item>
                    <text:p>Deallocates context</text:p>
                  </text:list-item>
                  <text:list-item>
                    <text:p>Acks the event (ibv_ack_cq_event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pen issu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DMA CM support</text:p>
              </text:list-item>
              <text:list-item>
                <text:p>Guest memory registration</text:p>
              </text:list-item>
              <text:list-item>
                <text:p>Migration support</text:p>
              </text:list-item>
              <text:list-item>
                <text:p>Memory overcommit support</text:p>
              </text:list-item>
              <text:list-item>
                <text:p>Providing GIDs to gue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pen issues (cont)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DMA CM support</text:p>
                <text:list>
                  <text:list-item>
                    <text:p>Emulate QP1 at QEMU level</text:p>
                  </text:list-item>
                  <text:list-item>
                    <text:p>Modify RDMA CM to communicate with QEMU instances:</text:p>
                    <text:list>
                      <text:list-item>
                        <text:p>Pass incoming MADs to QEMU</text:p>
                      </text:list-item>
                      <text:list-item>
                        <text:p>Allow QEMU to forward MADs</text:p>
                      </text:list-item>
                    </text:list>
                  </text:list-item>
                  <text:list-item>
                    <text:p>What would be the preferred mechanism?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pen issues (cont)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est memory registration</text:p>
                <text:list>
                  <text:list-item>
                    <text:p>Guest userspace:</text:p>
                    <text:list>
                      <text:list-item>
                        <text:p>Register memory region verb accept only a single VA address specifying both the on-wire Key and a memory range.</text:p>
                      </text:list-item>
                    </text:list>
                  </text:list-item>
                  <text:list-item>
                    <text:p>Guest kernels:</text:p>
                    <text:list>
                      <text:list-item>
                        <text:p>In-kernel code may need to register all memory (ranges <text:s/>not used are not accessed → kernel is trusted)</text:p>
                      </text:list-item>
                      <text:list-item>
                        <text:p>Memory hotplug changes present rang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10" draw:layer="layout" svg:width="17.271cm" svg:height="12.572cm" svg:x="2.159cm" svg:y="13.69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pen issues (cont)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igration support</text:p>
                <text:list>
                  <text:list-item>
                    <text:p>Moving QP numbers – ensure same QP numbers on destination</text:p>
                  </text:list-item>
                  <text:list-item>
                    <text:p>Memory tracking</text:p>
                    <text:list>
                      <text:list-item>
                        <text:p>Migration requires detection of hw accesses to pages</text:p>
                      </text:list-item>
                      <text:list-item>
                        <text:p>Maybe we can avoid the need for it</text:p>
                      </text:list-item>
                    </text:list>
                  </text:list-item>
                  <text:list-item>
                    <text:p>Moving QP state</text:p>
                    <text:list>
                      <text:list-item>
                        <text:p>How QP should behave during migration , some “busy state”</text:p>
                      </text:list-item>
                    </text:list>
                  </text:list-item>
                  <text:list-item>
                    <text:p>Network update/packet loss recovery</text:p>
                    <text:list>
                      <text:list-item>
                        <text:p>Can the system recover from some packet loss?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10" draw:layer="layout" svg:width="17.271cm" svg:height="12.572cm" svg:x="2.159cm" svg:y="13.271cm" presentation:class="notes">
            <draw:text-box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pen issues (cont)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mory overcommit support</text:p>
                <text:list>
                  <text:list-item>
                    <text:p>Do we really need “on-demand” pages?</text:p>
                    <text:list>
                      <text:list-item>
                        <text:p>Everything goes through QEMU which is a User Level app in host that fw the request to host kernel.</text:p>
                      </text:list-item>
                      <text:list-item>
                        <text:p>Did we miss anything?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pen issues (cont)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viding GIDs to guests (multi-gid)</text:p>
                <text:list>
                  <text:list-item>
                    <text:p>Instead of coming up with extra ipv6 addresses, would be better to set the host GID based on guest ipv6 address.</text:p>
                  </text:list-item>
                  <text:list-item>
                    <text:p>No API for doing that from user level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Future plans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bmit VMware’s PVRDMA device implementation to QEMU (and later add RoCE v2 support)</text:p>
              </text:list-item>
              <text:list-item>
                <text:p>Improve performance</text:p>
              </text:list-item>
              <text:list-item>
                <text:p>Move to a virtio based RDMA device</text:p>
                <text:list>
                  <text:list-item>
                    <text:p>We would like to agree on a clean design:</text:p>
                  </text:list-item>
                  <text:list-item>
                    <text:p text:style-name="P13">Virtio queue for the command channel</text:p>
                  </text:list-item>
                  <text:list-item>
                    <text:p text:style-name="P13">Virtio queue for each Rcv/Send/Cq buffer</text:p>
                  </text:list-item>
                  <text:list-item>
                    <text:p text:style-name="P13">Anything else?</text:p>
                  </text:list-item>
                </text:list>
              </text:list-item>
            </text:list>
          </draw:text-box>
        </draw:frame>
        <draw:frame draw:style-name="gr46" draw:text-style-name="P14" draw:layer="layout" svg:width="25.199cm" svg:height="3.506cm" svg:x="1.401cm" svg:y="0.837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ddddd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frame draw:style-name="Mgr3" draw:text-style-name="MP7" draw:layer="backgroundobjects" svg:width="3.203cm" svg:height="2.54cm" svg:x="21.089cm" svg:y="18.46cm">
          <draw:image xlink:href="Pictures/1000000000000087000000878BE1D7B2DFED333F.jpg" xlink:type="simple" xlink:show="embed" xlink:actuate="onLoad">
            <text:p/>
          </draw:image>
        </draw:frame>
        <draw:frame draw:style-name="Mgr3" draw:text-style-name="MP7" draw:layer="backgroundobjects" svg:width="4.018cm" svg:height="1.593cm" svg:x="16.51cm" svg:y="18.921cm">
          <draw:image xlink:href="Pictures/100000000000013E0000009F5F812BA6E73D124E.png" xlink:type="simple" xlink:show="embed" xlink:actuate="onLoad">
            <text:p/>
          </draw:image>
        </draw:frame>
      </draw:g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30T19:06:58.693850956</meta:creation-date>
    <dc:date>2017-09-14T15:13:10.688666000</dc:date>
    <meta:editing-duration>P1DT11H13M42S</meta:editing-duration>
    <meta:editing-cycles>91</meta:editing-cycles>
    <meta:generator>LibreOffice/5.3.5.2$MacOSX_X86_64 LibreOffice_project/50d9bf2b0a79cdb85a3814b592608037a682059d</meta:generator>
    <meta:document-statistic meta:object-count="229"/>
  </office:meta>
</office:document-meta>
</file>